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station af master for Mads Kierulff</text:p>
      <text:list xml:id="list1005227818" text:style-name="L2">
        <text:list-item>
          <text:p text:style-name="P2">-har engelsk preentation men snakker dasnk</text:p>
        </text:list-item>
        <text:list-item>
          <text:p text:style-name="P2">Husk vand ½ l.</text:p>
        </text:list-item>
        <text:list-item>
          <text:p text:style-name="P2">For meget tekst</text:p>
        </text:list-item>
        <text:list-item>
          <text:p text:style-name="P2">IKKE næsvn problemer...</text:p>
        </text:list-item>
        <text:list-item>
          <text:p text:style-name="P2">Hvad tøj skal vi have på</text:p>
        </text:list-item>
        <text:list-item>
          <text:p text:style-name="P2">Gennemgang af figurer skal sidde i skabet.</text:p>
        </text:list-item>
        <text:list-item>
          <text:p text:style-name="P2">Hvornåår bliver karakterenen givet</text:p>
        </text:list-item>
      </text:list>
      <text:p text:style-name="Standard"/>
      <text:p text:style-name="Standard">Hvornår mødes vi mødes med Brian om morgenen.</text:p>
      <text:p text:style-name="Standard"/>
      <text:list xml:id="list307377727" text:style-name="L1">
        <text:list-item>
          <text:p text:style-name="P1">Motiv 1-2 min</text:p>
        </text:list-item>
        <text:list-item>
          <text:p text:style-name="P1">teknologi (CUDA) teori 13 min</text:p>
        </text:list-item>
        <text:list-item>
          <text:p text:style-name="P1">numpy 8 min</text:p>
        </text:list-item>
        <text:list-item>
          <text:p text:style-name="P1">implementation10 min</text:p>
        </text:list-item>
        <text:list-item>
          <text:p text:style-name="P1">resultat 5 min</text:p>
        </text:list-item>
        <text:list-item>
          <text:p text:style-name="P1">konklusion 50 52</text:p>
        </text:list-item>
        <text:list-item>
          <text:p text:style-name="P1">forbedring 5min</text:p>
          <text:p text:style-name="P1">i alt 53 min + spørgsmål i alt </text:p>
        </text:list-item>
      </text:list>
      <text:p text:style-name="Standard"/>
      <text:p text:style-name="Standard"/>
      <text:p text:style-name="Standard">Spørgsmål:</text:p>
      <text:p text:style-name="Standard">et teknisk spørgsmål om registre.</text:p>
      <text:p text:style-name="Standard">Brug tekniske termer</text:p>
      <text:p text:style-name="Standard">har <text:s/>mads snakket med dig om nogle disse ting.</text:p>
      <text:p text:style-name="Standard">SW <text:s/>Design</text:p>
      <text:p text:style-name="Standard">log til søgetid.</text:p>
      <text:p text:style-name="Standard">Future work.</text:p>
      <text:p text:style-name="Standard">Har vi brugt bevis for noget <text:s/>i konklusion.!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Bognolo</meta:initial-creator>
    <meta:creation-date>2010-06-29T10:04:49</meta:creation-date>
    <meta:document-statistic meta:table-count="0" meta:image-count="0" meta:object-count="0" meta:page-count="1" meta:paragraph-count="25" meta:word-count="123" meta:character-count="648"/>
    <dc:date>2010-06-29T12:37:06</dc:date>
    <dc:creator>Simon Bognolo</dc:creator>
    <meta:editing-duration>PT00H00M06S</meta:editing-duration>
    <meta:editing-cycles>1</meta:editing-cycles>
    <meta:generator>OpenOffice.org/3.2$Unix OpenOffice.org_project/320m12$Build-9483</meta:generator>
  </office:meta>
</office:document-meta>
</file>